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<text:s/>After months</text:p>
          </table:table-cell>
          <table:table-cell office:value-type="string" table:style-name="ce1">
            <text:p>Balance</text:p>
          </table:table-cell>
          <table:table-cell office:value-type="string" table:style-name="ce1">
            <text:p>Payment</text:p>
          </table:table-cell>
          <table:table-cell table:number-columns-repeated="2" table:style-name="ce1"/>
          <table:table-cell office:value-type="string" table:style-name="ce1">
            <text:p>Interest p.m</text:p>
          </table:table-cell>
          <table:table-cell office:value-type="float" office:value="7.4999999999999997E-2" table:formula="of:=[.G2]/12" table:style-name="ce1">
            <text:p>0.075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0000" table:formula="of:=[.$G$3]" table:style-name="ce1">
            <text:p>300000</text:p>
          </table:table-cell>
          <table:table-cell table:number-columns-repeated="3" table:style-name="ce1"/>
          <table:table-cell office:value-type="string" table:style-name="ce1">
            <text:p>Interest p.a</text:p>
          </table:table-cell>
          <table:table-cell office:value-type="float" office:value="0.9" table:style-name="ce1">
            <text:p>0.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4444.68267829588" table:formula="of:=[.B2]-[.C3]" table:style-name="ce1">
            <text:p>284444.6827</text:p>
          </table:table-cell>
          <table:table-cell office:value-type="float" office:value="15555.3173217041" table:formula="of:=[.$G$4]" table:style-name="ce1">
            <text:p>15555.31732</text:p>
          </table:table-cell>
          <table:table-cell table:number-columns-repeated="2" table:style-name="ce1"/>
          <table:table-cell office:value-type="string" table:style-name="ce1">
            <text:p>initial amo</text:p>
          </table:table-cell>
          <table:table-cell office:value-type="float" office:value="300000" table:style-name="ce1">
            <text:p>30000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68889.36535659176" table:formula="of:=[.B3]-[.C4]" table:style-name="ce1">
            <text:p>268889.3654</text:p>
          </table:table-cell>
          <table:table-cell office:value-type="float" office:value="15555.3173217041" table:formula="of:=[.C3]" table:style-name="ce1">
            <text:p>15555.31732</text:p>
          </table:table-cell>
          <table:table-cell table:number-columns-repeated="2" table:style-name="ce1"/>
          <table:table-cell office:value-type="string" table:style-name="ce1">
            <text:p>instalment</text:p>
          </table:table-cell>
          <table:table-cell office:value-type="float" office:value="15555.3173217041" table:style-name="ce1">
            <text:p>15555.31732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3334.04803488767" table:formula="of:=[.B4]-[.C5]" table:style-name="ce1">
            <text:p>253334.048</text:p>
          </table:table-cell>
          <table:table-cell office:value-type="float" office:value="15555.3173217041" table:formula="of:=[.C4]" table:style-name="ce1">
            <text:p>15555.31732</text:p>
          </table:table-cell>
          <table:table-cell table:number-columns-repeated="2" table:style-name="ce1"/>
          <table:table-cell office:value-type="string" table:style-name="ce1">
            <text:p>increase</text:p>
          </table:table-cell>
          <table:table-cell office:value-type="float" office:value="0.02" table:formula="of:=2/100" table:style-name="ce1">
            <text:p>0.0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7778.73071318358" table:formula="of:=[.B5]-[.C6]" table:style-name="ce1">
            <text:p>237778.7307</text:p>
          </table:table-cell>
          <table:table-cell office:value-type="float" office:value="15555.3173217041" table:formula="of:=[.C5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2223.41339147949" table:formula="of:=[.B6]-[.C7]" table:style-name="ce1">
            <text:p>222223.4134</text:p>
          </table:table-cell>
          <table:table-cell office:value-type="float" office:value="15555.3173217041" table:formula="of:=[.C6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6668.09606977541" table:formula="of:=[.B7]-[.C8]" table:style-name="ce1">
            <text:p>206668.0961</text:p>
          </table:table-cell>
          <table:table-cell office:value-type="float" office:value="15555.3173217041" table:formula="of:=[.C7]" table:style-name="ce1">
            <text:p>15555.31732</text:p>
          </table:table-cell>
          <table:table-cell table:number-columns-repeated="2" table:style-name="ce1"/>
          <table:table-cell office:value-type="string" table:style-name="ce1">
            <text:p>Total payment:</text:p>
          </table:table-cell>
          <table:table-cell office:value-type="float" office:value="1524421.0975269997" table:formula="of:=SUM([.C3:.C100])" table:style-name="ce1">
            <text:p>1524421.098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6612.88595330447" table:formula="of:=[.B8]*(1+[.$G$1])-[.C9]" table:style-name="ce1">
            <text:p>206612.886</text:p>
          </table:table-cell>
          <table:table-cell office:value-type="float" office:value="15555.3173217041" table:formula="of:=[.C8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6553.53507809821" table:formula="of:=[.B9]*(1+[.$G$1])-[.C10]" table:style-name="ce1">
            <text:p>206553.5351</text:p>
          </table:table-cell>
          <table:table-cell office:value-type="float" office:value="15555.3173217041" table:formula="of:=[.C9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6489.73288725148" table:formula="of:=[.B10]*(1+[.$G$1])-[.C11]" table:style-name="ce1">
            <text:p>206489.7329</text:p>
          </table:table-cell>
          <table:table-cell office:value-type="float" office:value="15555.3173217041" table:formula="of:=[.C10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6421.14553209124" table:formula="of:=[.B11]*(1+[.$G$1])-[.C12]" table:style-name="ce1">
            <text:p>206421.1455</text:p>
          </table:table-cell>
          <table:table-cell office:value-type="float" office:value="15555.3173217041" table:formula="of:=[.C11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6347.41412529399" table:formula="of:=[.B12]*(1+[.$G$1])-[.C13]" table:style-name="ce1">
            <text:p>206347.4141</text:p>
          </table:table-cell>
          <table:table-cell office:value-type="float" office:value="15555.3173217041" table:formula="of:=[.C12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6268.15286298693" table:formula="of:=[.B13]*(1+[.$G$1])-[.C14]" table:style-name="ce1">
            <text:p>206268.1529</text:p>
          </table:table-cell>
          <table:table-cell office:value-type="float" office:value="15555.3173217041" table:formula="of:=[.C13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6182.94700600684" table:formula="of:=[.B14]*(1+[.$G$1])-[.C15]" table:style-name="ce1">
            <text:p>206182.947</text:p>
          </table:table-cell>
          <table:table-cell office:value-type="float" office:value="15555.3173217041" table:formula="of:=[.C14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6091.35070975326" table:formula="of:=[.B15]*(1+[.$G$1])-[.C16]" table:style-name="ce1">
            <text:p>206091.3507</text:p>
          </table:table-cell>
          <table:table-cell office:value-type="float" office:value="15555.3173217041" table:formula="of:=[.C15]" table:style-name="ce1">
            <text:p>15555.31732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5992.88469128066" table:formula="of:=[.B16]*(1+[.$G$1])-[.C17]" table:style-name="ce1">
            <text:p>205992.8847</text:p>
          </table:table-cell>
          <table:table-cell office:value-type="float" office:value="15555.3173217041" table:formula="of:=[.C16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5887.0337214226" table:formula="of:=[.B17]*(1+[.$G$1])-[.C18]" table:style-name="ce1">
            <text:p>205887.0337</text:p>
          </table:table-cell>
          <table:table-cell office:value-type="float" office:value="15555.3173217041" table:formula="of:=[.C17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5773.24392882519" table:formula="of:=[.B18]*(1+[.$G$1])-[.C19]" table:style-name="ce1">
            <text:p>205773.2439</text:p>
          </table:table-cell>
          <table:table-cell office:value-type="float" office:value="15555.3173217041" table:formula="of:=[.C18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5650.919901783" table:formula="of:=[.B19]*(1+[.$G$1])-[.C20]" table:style-name="ce1">
            <text:p>205650.9199</text:p>
          </table:table-cell>
          <table:table-cell office:value-type="float" office:value="15555.3173217041" table:formula="of:=[.C19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5519.42157271263" table:formula="of:=[.B20]*(1+[.$G$1])-[.C21]" table:style-name="ce1">
            <text:p>205519.4216</text:p>
          </table:table-cell>
          <table:table-cell office:value-type="float" office:value="15555.3173217041" table:formula="of:=[.C20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5378.06086896197" table:formula="of:=[.B21]*(1+[.$G$1])-[.C22]" table:style-name="ce1">
            <text:p>205378.0609</text:p>
          </table:table-cell>
          <table:table-cell office:value-type="float" office:value="15555.3173217041" table:formula="of:=[.C21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5226.09811243002" table:formula="of:=[.B22]*(1+[.$G$1])-[.C23]" table:style-name="ce1">
            <text:p>205226.0981</text:p>
          </table:table-cell>
          <table:table-cell office:value-type="float" office:value="15555.3173217041" table:formula="of:=[.C22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5062.73814915816" table:formula="of:=[.B23]*(1+[.$G$1])-[.C24]" table:style-name="ce1">
            <text:p>205062.7381</text:p>
          </table:table-cell>
          <table:table-cell office:value-type="float" office:value="15555.3173217041" table:formula="of:=[.C23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4887.12618864092" table:formula="of:=[.B24]*(1+[.$G$1])-[.C25]" table:style-name="ce1">
            <text:p>204887.1262</text:p>
          </table:table-cell>
          <table:table-cell office:value-type="float" office:value="15555.3173217041" table:formula="of:=[.C24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4698.34333108488" table:formula="of:=[.B25]*(1+[.$G$1])-[.C26]" table:style-name="ce1">
            <text:p>204698.3433</text:p>
          </table:table-cell>
          <table:table-cell office:value-type="float" office:value="15555.3173217041" table:formula="of:=[.C25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4495.40175921214" table:formula="of:=[.B26]*(1+[.$G$1])-[.C27]" table:style-name="ce1">
            <text:p>204495.4018</text:p>
          </table:table-cell>
          <table:table-cell office:value-type="float" office:value="15555.3173217041" table:formula="of:=[.C26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4277.23956944895" table:formula="of:=[.B27]*(1+[.$G$1])-[.C28]" table:style-name="ce1">
            <text:p>204277.2396</text:p>
          </table:table-cell>
          <table:table-cell office:value-type="float" office:value="15555.3173217041" table:formula="of:=[.C27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4042.71521545353" table:formula="of:=[.B28]*(1+[.$G$1])-[.C29]" table:style-name="ce1">
            <text:p>204042.7152</text:p>
          </table:table-cell>
          <table:table-cell office:value-type="float" office:value="15555.3173217041" table:formula="of:=[.C28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3790.60153490843" table:formula="of:=[.B29]*(1+[.$G$1])-[.C30]" table:style-name="ce1">
            <text:p>203790.6015</text:p>
          </table:table-cell>
          <table:table-cell office:value-type="float" office:value="15555.3173217041" table:formula="of:=[.C29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3519.57932832246" table:formula="of:=[.B30]*(1+[.$G$1])-[.C31]" table:style-name="ce1">
            <text:p>203519.5793</text:p>
          </table:table-cell>
          <table:table-cell office:value-type="float" office:value="15555.3173217041" table:formula="of:=[.C30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3228.23045624254" table:formula="of:=[.B31]*(1+[.$G$1])-[.C32]" table:style-name="ce1">
            <text:p>203228.2305</text:p>
          </table:table-cell>
          <table:table-cell office:value-type="float" office:value="15555.3173217041" table:formula="of:=[.C31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2915.03041875662" table:formula="of:=[.B32]*(1+[.$G$1])-[.C33]" table:style-name="ce1">
            <text:p>202915.0304</text:p>
          </table:table-cell>
          <table:table-cell office:value-type="float" office:value="15555.3173217041" table:formula="of:=[.C32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2578.34037845928" table:formula="of:=[.B33]*(1+[.$G$1])-[.C34]" table:style-name="ce1">
            <text:p>202578.3404</text:p>
          </table:table-cell>
          <table:table-cell office:value-type="float" office:value="15555.3173217041" table:formula="of:=[.C33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2216.39858513963" table:formula="of:=[.B34]*(1+[.$G$1])-[.C35]" table:style-name="ce1">
            <text:p>202216.3986</text:p>
          </table:table-cell>
          <table:table-cell office:value-type="float" office:value="15555.3173217041" table:formula="of:=[.C34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827.311157321" table:formula="of:=[.B35]*(1+[.$G$1])-[.C36]" table:style-name="ce1">
            <text:p>201827.3112</text:p>
          </table:table-cell>
          <table:table-cell office:value-type="float" office:value="15555.3173217041" table:formula="of:=[.C35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409.04217241597" table:formula="of:=[.B36]*(1+[.$G$1])-[.C37]" table:style-name="ce1">
            <text:p>201409.0422</text:p>
          </table:table-cell>
          <table:table-cell office:value-type="float" office:value="15555.3173217041" table:formula="of:=[.C36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0959.40301364308" table:formula="of:=[.B37]*(1+[.$G$1])-[.C38]" table:style-name="ce1">
            <text:p>200959.403</text:p>
          </table:table-cell>
          <table:table-cell office:value-type="float" office:value="15555.3173217041" table:formula="of:=[.C37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0476.04091796221" table:formula="of:=[.B38]*(1+[.$G$1])-[.C39]" table:style-name="ce1">
            <text:p>200476.0409</text:p>
          </table:table-cell>
          <table:table-cell office:value-type="float" office:value="15555.3173217041" table:formula="of:=[.C38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9956.42666510527" table:formula="of:=[.B39]*(1+[.$G$1])-[.C40]" table:style-name="ce1">
            <text:p>199956.4267</text:p>
          </table:table-cell>
          <table:table-cell office:value-type="float" office:value="15555.3173217041" table:formula="of:=[.C39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397.84134328406" table:formula="of:=[.B40]*(1+[.$G$1])-[.C41]" table:style-name="ce1">
            <text:p>199397.8413</text:p>
          </table:table-cell>
          <table:table-cell office:value-type="float" office:value="15555.3173217041" table:formula="of:=[.C40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797.36212232627" table:formula="of:=[.B41]*(1+[.$G$1])-[.C42]" table:style-name="ce1">
            <text:p>198797.3621</text:p>
          </table:table-cell>
          <table:table-cell office:value-type="float" office:value="15555.3173217041" table:formula="of:=[.C41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8151.84695979665" table:formula="of:=[.B42]*(1+[.$G$1])-[.C43]" table:style-name="ce1">
            <text:p>198151.847</text:p>
          </table:table-cell>
          <table:table-cell office:value-type="float" office:value="15555.3173217041" table:formula="of:=[.C42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7457.9181600773" table:formula="of:=[.B43]*(1+[.$G$1])-[.C44]" table:style-name="ce1">
            <text:p>197457.9182</text:p>
          </table:table-cell>
          <table:table-cell office:value-type="float" office:value="15555.3173217041" table:formula="of:=[.C43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6711.94470037901" table:formula="of:=[.B44]*(1+[.$G$1])-[.C45]" table:style-name="ce1">
            <text:p>196711.9447</text:p>
          </table:table-cell>
          <table:table-cell office:value-type="float" office:value="15555.3173217041" table:formula="of:=[.C44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5910.02323120335" table:formula="of:=[.B45]*(1+[.$G$1])-[.C46]" table:style-name="ce1">
            <text:p>195910.0232</text:p>
          </table:table-cell>
          <table:table-cell office:value-type="float" office:value="15555.3173217041" table:formula="of:=[.C45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5047.9576518395" table:formula="of:=[.B46]*(1+[.$G$1])-[.C47]" table:style-name="ce1">
            <text:p>195047.9577</text:p>
          </table:table-cell>
          <table:table-cell office:value-type="float" office:value="15555.3173217041" table:formula="of:=[.C46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4121.23715402337" table:formula="of:=[.B47]*(1+[.$G$1])-[.C48]" table:style-name="ce1">
            <text:p>194121.2372</text:p>
          </table:table-cell>
          <table:table-cell office:value-type="float" office:value="15555.3173217041" table:formula="of:=[.C47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3125.01261887103" table:formula="of:=[.B48]*(1+[.$G$1])-[.C49]" table:style-name="ce1">
            <text:p>193125.0126</text:p>
          </table:table-cell>
          <table:table-cell office:value-type="float" office:value="15555.3173217041" table:formula="of:=[.C48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2054.07124358226" table:formula="of:=[.B49]*(1+[.$G$1])-[.C50]" table:style-name="ce1">
            <text:p>192054.0712</text:p>
          </table:table-cell>
          <table:table-cell office:value-type="float" office:value="15555.3173217041" table:formula="of:=[.C49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0902.80926514685" table:formula="of:=[.B50]*(1+[.$G$1])-[.C51]" table:style-name="ce1">
            <text:p>190902.8093</text:p>
          </table:table-cell>
          <table:table-cell office:value-type="float" office:value="15555.3173217041" table:formula="of:=[.C50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9665.20263832877" table:formula="of:=[.B51]*(1+[.$G$1])-[.C52]" table:style-name="ce1">
            <text:p>189665.2026</text:p>
          </table:table-cell>
          <table:table-cell office:value-type="float" office:value="15555.3173217041" table:formula="of:=[.C51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8334.77551449934" table:formula="of:=[.B52]*(1+[.$G$1])-[.C53]" table:style-name="ce1">
            <text:p>188334.7755</text:p>
          </table:table-cell>
          <table:table-cell office:value-type="float" office:value="15555.3173217041" table:formula="of:=[.C52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6904.56635638268" table:formula="of:=[.B53]*(1+[.$G$1])-[.C54]" table:style-name="ce1">
            <text:p>186904.5664</text:p>
          </table:table-cell>
          <table:table-cell office:value-type="float" office:value="15555.3173217041" table:formula="of:=[.C53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5367.09151140728" table:formula="of:=[.B54]*(1+[.$G$1])-[.C55]" table:style-name="ce1">
            <text:p>185367.0915</text:p>
          </table:table-cell>
          <table:table-cell office:value-type="float" office:value="15555.3173217041" table:formula="of:=[.C54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83714.30605305874" table:formula="of:=[.B55]*(1+[.$G$1])-[.C56]" table:style-name="ce1">
            <text:p>183714.3061</text:p>
          </table:table-cell>
          <table:table-cell office:value-type="float" office:value="15555.3173217041" table:formula="of:=[.C55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81937.56168533405" table:formula="of:=[.B56]*(1+[.$G$1])-[.C57]" table:style-name="ce1">
            <text:p>181937.5617</text:p>
          </table:table-cell>
          <table:table-cell office:value-type="float" office:value="15555.3173217041" table:formula="of:=[.C56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80027.56149003" table:formula="of:=[.B57]*(1+[.$G$1])-[.C58]" table:style-name="ce1">
            <text:p>180027.5615</text:p>
          </table:table-cell>
          <table:table-cell office:value-type="float" office:value="15555.3173217041" table:formula="of:=[.C57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77974.31128007814" table:formula="of:=[.B58]*(1+[.$G$1])-[.C59]" table:style-name="ce1">
            <text:p>177974.3113</text:p>
          </table:table-cell>
          <table:table-cell office:value-type="float" office:value="15555.3173217041" table:formula="of:=[.C58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75767.06730437989" table:formula="of:=[.B59]*(1+[.$G$1])-[.C60]" table:style-name="ce1">
            <text:p>175767.0673</text:p>
          </table:table-cell>
          <table:table-cell office:value-type="float" office:value="15555.3173217041" table:formula="of:=[.C59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73394.28003050428" table:formula="of:=[.B60]*(1+[.$G$1])-[.C61]" table:style-name="ce1">
            <text:p>173394.28</text:p>
          </table:table-cell>
          <table:table-cell office:value-type="float" office:value="15555.3173217041" table:formula="of:=[.C60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70843.53371108801" table:formula="of:=[.B61]*(1+[.$G$1])-[.C62]" table:style-name="ce1">
            <text:p>170843.5337</text:p>
          </table:table-cell>
          <table:table-cell office:value-type="float" office:value="15555.3173217041" table:formula="of:=[.C61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68101.48141771552" table:formula="of:=[.B62]*(1+[.$G$1])-[.C63]" table:style-name="ce1">
            <text:p>168101.4814</text:p>
          </table:table-cell>
          <table:table-cell office:value-type="float" office:value="15555.3173217041" table:formula="of:=[.C62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5153.7752023401" table:formula="of:=[.B63]*(1+[.$G$1])-[.C64]" table:style-name="ce1">
            <text:p>165153.7752</text:p>
          </table:table-cell>
          <table:table-cell office:value-type="float" office:value="15555.3173217041" table:formula="of:=[.C63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61984.99102081152" table:formula="of:=[.B64]*(1+[.$G$1])-[.C65]" table:style-name="ce1">
            <text:p>161984.991</text:p>
          </table:table-cell>
          <table:table-cell office:value-type="float" office:value="15555.3173217041" table:formula="of:=[.C64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8578.54802566828" table:formula="of:=[.B65]*(1+[.$G$1])-[.C66]" table:style-name="ce1">
            <text:p>158578.548</text:p>
          </table:table-cell>
          <table:table-cell office:value-type="float" office:value="15555.3173217041" table:formula="of:=[.C65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4916.6218058893" table:formula="of:=[.B66]*(1+[.$G$1])-[.C67]" table:style-name="ce1">
            <text:p>154916.6218</text:p>
          </table:table-cell>
          <table:table-cell office:value-type="float" office:value="15555.3173217041" table:formula="of:=[.C66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0980.05111962691" table:formula="of:=[.B67]*(1+[.$G$1])-[.C68]" table:style-name="ce1">
            <text:p>150980.0511</text:p>
          </table:table-cell>
          <table:table-cell office:value-type="float" office:value="15555.3173217041" table:formula="of:=[.C67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6748.23763189482" table:formula="of:=[.B68]*(1+[.$G$1])-[.C69]" table:style-name="ce1">
            <text:p>146748.2376</text:p>
          </table:table-cell>
          <table:table-cell office:value-type="float" office:value="15555.3173217041" table:formula="of:=[.C68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2199.03813258285" table:formula="of:=[.B69]*(1+[.$G$1])-[.C70]" table:style-name="ce1">
            <text:p>142199.0381</text:p>
          </table:table-cell>
          <table:table-cell office:value-type="float" office:value="15555.3173217041" table:formula="of:=[.C69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37308.64867082247" table:formula="of:=[.B70]*(1+[.$G$1])-[.C71]" table:style-name="ce1">
            <text:p>137308.6487</text:p>
          </table:table-cell>
          <table:table-cell office:value-type="float" office:value="15555.3173217041" table:formula="of:=[.C70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32051.47999943007" table:formula="of:=[.B71]*(1+[.$G$1])-[.C72]" table:style-name="ce1">
            <text:p>132051.48</text:p>
          </table:table-cell>
          <table:table-cell office:value-type="float" office:value="15555.3173217041" table:formula="of:=[.C71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6400.02367768322" table:formula="of:=[.B72]*(1+[.$G$1])-[.C73]" table:style-name="ce1">
            <text:p>126400.0237</text:p>
          </table:table-cell>
          <table:table-cell office:value-type="float" office:value="15555.3173217041" table:formula="of:=[.C72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20324.70813180534" table:formula="of:=[.B73]*(1+[.$G$1])-[.C74]" table:style-name="ce1">
            <text:p>120324.7081</text:p>
          </table:table-cell>
          <table:table-cell office:value-type="float" office:value="15555.3173217041" table:formula="of:=[.C73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13793.74391998663" table:formula="of:=[.B74]*(1+[.$G$1])-[.C75]" table:style-name="ce1">
            <text:p>113793.7439</text:p>
          </table:table-cell>
          <table:table-cell office:value-type="float" office:value="15555.3173217041" table:formula="of:=[.C74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6772.95739228152" table:formula="of:=[.B75]*(1+[.$G$1])-[.C76]" table:style-name="ce1">
            <text:p>106772.9574</text:p>
          </table:table-cell>
          <table:table-cell office:value-type="float" office:value="15555.3173217041" table:formula="of:=[.C75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9225.611874998518" table:formula="of:=[.B76]*(1+[.$G$1])-[.C77]" table:style-name="ce1">
            <text:p>99225.61187</text:p>
          </table:table-cell>
          <table:table-cell office:value-type="float" office:value="15555.3173217041" table:formula="of:=[.C76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1112.215443919296" table:formula="of:=[.B77]*(1+[.$G$1])-[.C78]" table:style-name="ce1">
            <text:p>91112.21544</text:p>
          </table:table-cell>
          <table:table-cell office:value-type="float" office:value="15555.3173217041" table:formula="of:=[.C77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2390.314280509134" table:formula="of:=[.B78]*(1+[.$G$1])-[.C79]" table:style-name="ce1">
            <text:p>82390.31428</text:p>
          </table:table-cell>
          <table:table-cell office:value-type="float" office:value="15555.3173217041" table:formula="of:=[.C78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3014.270529843212" table:formula="of:=[.B79]*(1+[.$G$1])-[.C80]" table:style-name="ce1">
            <text:p>73014.27053</text:p>
          </table:table-cell>
          <table:table-cell office:value-type="float" office:value="15555.3173217041" table:formula="of:=[.C79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2935.023497877351" table:formula="of:=[.B80]*(1+[.$G$1])-[.C81]" table:style-name="ce1">
            <text:p>62935.0235</text:p>
          </table:table-cell>
          <table:table-cell office:value-type="float" office:value="15555.3173217041" table:formula="of:=[.C80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2099.832938514053" table:formula="of:=[.B81]*(1+[.$G$1])-[.C82]" table:style-name="ce1">
            <text:p>52099.83294</text:p>
          </table:table-cell>
          <table:table-cell office:value-type="float" office:value="15555.3173217041" table:formula="of:=[.C81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0452.003087198507" table:formula="of:=[.B82]*(1+[.$G$1])-[.C83]" table:style-name="ce1">
            <text:p>40452.00309</text:p>
          </table:table-cell>
          <table:table-cell office:value-type="float" office:value="15555.3173217041" table:formula="of:=[.C82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7930.58599703429" table:formula="of:=[.B83]*(1+[.$G$1])-[.C84]" table:style-name="ce1">
            <text:p>27930.586</text:p>
          </table:table-cell>
          <table:table-cell office:value-type="float" office:value="15555.3173217041" table:formula="of:=[.C83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4470.062625107759" table:formula="of:=[.B84]*(1+[.$G$1])-[.C85]" table:style-name="ce1">
            <text:p>14470.06263</text:p>
          </table:table-cell>
          <table:table-cell office:value-type="float" office:value="15555.3173217041" table:formula="of:=[.C84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8674003260675818E-7" table:formula="of:=[.B85]*(1+[.$G$1])-[.C86]" table:style-name="ce1">
            <text:p>2.8674E-07</text:p>
          </table:table-cell>
          <table:table-cell office:value-type="float" office:value="15555.3173217041" table:formula="of:=[.C85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5555.317321395854" table:formula="of:=[.B86]*(1+[.$G$1])-[.C87]" table:style-name="ce1">
            <text:p>-15555.31732</text:p>
          </table:table-cell>
          <table:table-cell office:value-type="float" office:value="15555.3173217041" table:formula="of:=[.C86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32277.283442204644" table:formula="of:=[.B87]*(1+[.$G$1])-[.C88]" table:style-name="ce1">
            <text:p>-32277.28344</text:p>
          </table:table-cell>
          <table:table-cell office:value-type="float" office:value="15555.3173217041" table:formula="of:=[.C87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50253.397022074088" table:formula="of:=[.B88]*(1+[.$G$1])-[.C89]" table:style-name="ce1">
            <text:p>-50253.39702</text:p>
          </table:table-cell>
          <table:table-cell office:value-type="float" office:value="15555.3173217041" table:formula="of:=[.C88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69577.719120433743" table:formula="of:=[.B89]*(1+[.$G$1])-[.C90]" table:style-name="ce1">
            <text:p>-69577.71912</text:p>
          </table:table-cell>
          <table:table-cell office:value-type="float" office:value="15555.3173217041" table:formula="of:=[.C89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90351.365376170375" table:formula="of:=[.B90]*(1+[.$G$1])-[.C91]" table:style-name="ce1">
            <text:p>-90351.36538</text:p>
          </table:table-cell>
          <table:table-cell office:value-type="float" office:value="15555.3173217041" table:formula="of:=[.C90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12683.03510108725" table:formula="of:=[.B91]*(1+[.$G$1])-[.C92]" table:style-name="ce1">
            <text:p>-112683.0351</text:p>
          </table:table-cell>
          <table:table-cell office:value-type="float" office:value="15555.3173217041" table:formula="of:=[.C91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-136689.58005537288" table:formula="of:=[.B92]*(1+[.$G$1])-[.C93]" table:style-name="ce1">
            <text:p>-136689.5801</text:p>
          </table:table-cell>
          <table:table-cell office:value-type="float" office:value="15555.3173217041" table:formula="of:=[.C92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62496.61588122993" table:formula="of:=[.B93]*(1+[.$G$1])-[.C94]" table:style-name="ce1">
            <text:p>-162496.6159</text:p>
          </table:table-cell>
          <table:table-cell office:value-type="float" office:value="15555.3173217041" table:formula="of:=[.C93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-190239.17939402626" table:formula="of:=[.B94]*(1+[.$G$1])-[.C95]" table:style-name="ce1">
            <text:p>-190239.1794</text:p>
          </table:table-cell>
          <table:table-cell office:value-type="float" office:value="15555.3173217041" table:formula="of:=[.C94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-220062.43517028232" table:formula="of:=[.B95]*(1+[.$G$1])-[.C96]" table:style-name="ce1">
            <text:p>-220062.4352</text:p>
          </table:table-cell>
          <table:table-cell office:value-type="float" office:value="15555.3173217041" table:formula="of:=[.C95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252122.43512975756" table:formula="of:=[.B96]*(1+[.$G$1])-[.C97]" table:style-name="ce1">
            <text:p>-252122.4351</text:p>
          </table:table-cell>
          <table:table-cell office:value-type="float" office:value="15555.3173217041" table:formula="of:=[.C96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-286586.93508619349" table:formula="of:=[.B97]*(1+[.$G$1])-[.C98]" table:style-name="ce1">
            <text:p>-286586.9351</text:p>
          </table:table-cell>
          <table:table-cell office:value-type="float" office:value="15555.3173217041" table:formula="of:=[.C97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323636.27253936214" table:formula="of:=[.B98]*(1+[.$G$1])-[.C99]" table:style-name="ce1">
            <text:p>-323636.2725</text:p>
          </table:table-cell>
          <table:table-cell office:value-type="float" office:value="15555.3173217041" table:formula="of:=[.C98]" table:style-name="ce1">
            <text:p>15555.3173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363464.31030151842" table:formula="of:=[.B99]*(1+[.$G$1])-[.C100]" table:style-name="ce1">
            <text:p>-363464.3103</text:p>
          </table:table-cell>
          <table:table-cell office:value-type="float" office:value="15555.3173217041" table:formula="of:=[.C99]" table:style-name="ce1">
            <text:p>15555.31732</text:p>
          </table:table-cell>
          <table:table-cell table:number-columns-repeated="16381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Resego Morei</dc:creator>
    <meta:creation-date>2021-04-18T21:54:08Z</meta:creation-date>
    <dc:date>2021-04-18T22:19:37Z</dc:date>
    <meta:editing-cycles>4</meta:editing-cycles>
    <meta:editing-duration>PT1464S</meta:editing-duration>
  </office:meta>
</office:document-meta>
</file>